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 table:visibility="filter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table:number-columns-repeated="16380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formula="of:=[.E4]" table:style-name="ce1">
            <text:p>2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float" office:value="1000" table:formula="of:=[.E5]" table:style-name="ce1">
            <text:p>10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90" table:style-name="ce1">
            <text:p>190</text:p>
          </table:table-cell>
          <table:table-cell table:number-columns-repeated="2" table:style-name="ce1"/>
          <table:table-cell office:value-type="float" office:value="190" table:formula="of:=[.E7]" table:style-name="ce1">
            <text:p>19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.E9]" table:style-name="ce1">
            <text:p>15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formula="of:=[.E10]" table:style-name="ce1">
            <text:p>4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20" table:formula="of:=[.E11]*0.4" table:style-name="ce1">
            <text:p>2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table:number-columns-repeated="3" table:style-name="ce1"/>
          <table:table-cell office:value-type="float" office:value="0" table:formula="of:=[.E12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350" table:style-name="ce1">
            <text:p>350</text:p>
          </table:table-cell>
          <table:table-cell table:number-columns-repeated="2" table:style-name="ce1"/>
          <table:table-cell office:value-type="float" office:value="350" table:formula="of:=[.E14]" table:style-name="ce1">
            <text:p>3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160" table:style-name="ce1">
            <text:p>160</text:p>
          </table:table-cell>
          <table:table-cell table:number-columns-repeated="2" table:style-name="ce1"/>
          <table:table-cell office:value-type="float" office:value="160" table:formula="of:=[.E21]" table:style-name="ce1">
            <text:p>16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300" table:formula="of:=[.E22]" table:style-name="ce1">
            <text:p>30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250" table:formula="of:=[.E23]" table:style-name="ce1">
            <text:p>250</text:p>
          </table:table-cell>
          <table:table-cell table:number-columns-repeated="16376"/>
        </table:table-row>
        <table:table-row table:style-name="ro5" table:visibility="filter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table:number-columns-repeated="3" table:style-name="ce1"/>
          <table:table-cell office:value-type="float" office:value="0" table:formula="of:=[.E24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[.E25]" table:style-name="ce1">
            <text:p>60</text:p>
          </table:table-cell>
          <table:table-cell table:number-columns-repeated="16376"/>
        </table:table-row>
        <table:table-row table:style-name="ro5" table:visibility="filter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table:number-columns-repeated="3" table:style-name="ce1"/>
          <table:table-cell office:value-type="float" office:value="0" table:formula="of:=[.E2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70" table:style-name="ce1">
            <text:p>170</text:p>
          </table:table-cell>
          <table:table-cell table:number-columns-repeated="2" table:style-name="ce1"/>
          <table:table-cell office:value-type="float" office:value="170" table:formula="of:=[.E27]" table:style-name="ce1">
            <text:p>17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3" table:style-name="ce1"/>
          <table:table-cell office:value-type="float" office:value="0" table:formula="of:=[.E2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formula="of:=[.E32]" table:style-name="ce1">
            <text:p>20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0" table:formula="of:=[.E33]" table:style-name="ce1">
            <text:p>2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formula="of:=[.E34]" table:style-name="ce1">
            <text:p>12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formula="of:=[.E35]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number-columns-repeated="3" table:style-name="ce1"/>
          <table:table-cell office:value-type="float" office:value="0" table:formula="of:=[.E36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40" table:style-name="ce1">
            <text:p>140</text:p>
          </table:table-cell>
          <table:table-cell table:number-columns-repeated="2" table:style-name="ce1"/>
          <table:table-cell office:value-type="float" office:value="140" table:formula="of:=[.E37]" table:style-name="ce1">
            <text:p>14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400" table:style-name="ce1">
            <text:p>400</text:p>
          </table:table-cell>
          <table:table-cell table:number-columns-repeated="2" table:style-name="ce1"/>
          <table:table-cell office:value-type="float" office:value="400" table:formula="of:=[.E38]" table:style-name="ce1">
            <text:p>4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[.E41]" table:style-name="ce1">
            <text:p>9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300" table:formula="of:=[.E43]" table:style-name="ce1">
            <text:p>3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float" office:value="1000" table:formula="of:=[.E44]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45]" table:style-name="ce1">
            <text:p>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48]" table:style-name="ce1">
            <text:p>5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3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formula="of:=[.E50]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3" table:style-name="ce1"/>
          <table:table-cell office:value-type="float" office:value="0" table:formula="of:=[.E5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52]" table:style-name="ce1">
            <text:p>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3" table:style-name="ce1"/>
          <table:table-cell office:value-type="float" office:value="0" table:formula="of:=[.E5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formula="of:=[.E54]" table:style-name="ce1">
            <text:p>8</text:p>
          </table:table-cell>
          <table:table-cell table:number-columns-repeated="16376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5260" table:formula="of:=SUM([.E2:.E54])" table:style-name="ce20">
            <text:p>5260</text:p>
          </table:table-cell>
          <table:table-cell table:number-columns-repeated="2" table:style-name="ce1"/>
          <table:table-cell office:value-type="float" office:value="5230" table:formula="of:=SUM([.H2:.H54])" table:style-name="ce20">
            <text:p>5230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9-09T09:21:54Z</dc:date>
    <meta:print-date>2025-07-12T11:57:59Z</meta:print-date>
    <meta:editing-cycles>182</meta:editing-cycles>
    <meta:editing-duration>PT366292S</meta:editing-duration>
  </office:meta>
</office:document-meta>
</file>